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A1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34" calcext:value-type="float">
            <text:p>1234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M7</text:p>
          </table:table-cell>
        </table:table-row>
        <table:table-row table:style-name="ro1">
          <table:table-cell/>
          <table:table-cell office:value-type="string" calcext:value-type="string">
            <text:p>It'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 test!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.00.0000</text:date>, <text:time style:data-style-name="N2" text:time-value="19:19:54.55217199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Walkow</meta:initial-creator>
    <meta:creation-date>2015-03-12T20:35:42.139862341</meta:creation-date>
    <dc:date>2015-06-03T19:32:08.807973610</dc:date>
    <dc:creator>Karl Walkow</dc:creator>
    <meta:editing-duration>PT21M34S</meta:editing-duration>
    <meta:editing-cycles>7</meta:editing-cycles>
    <meta:generator>LibreOffice/4.4.3.2$Linux_X86_64 LibreOffice_project/40$Build-2</meta:generator>
    <meta:document-statistic meta:table-count="1" meta:cell-count="11" meta:object-count="0"/>
  </office:meta>
</office:document-meta>
</file>